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ourceTransformerChain.transform( HttpServletRequest request , 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ourceTransformerChain.DefaultResourceTransformerChain( ResourceResolverChain resolverChain , @ Nullable ResourceTransformer transformer , @ Nullable ResourceTransformerChain cha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esourceTransformerChain.getResolver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urceTransformerChain.DefaultResourceTransformerChain( ResourceResolverChain resolverChain , @ Nullable List &lt; ResourceTransformer &gt; transform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sourceTransformerChain.initTransformerChain( ResourceResolverChain resolverChain , ArrayList &lt; ResourceTransformer &gt; transform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